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19.08.26 03:22   |   <text:a xlink:type="simple" xlink:href="http://palinfo.habago.org/Entry?Command=Information_PrintForum&amp;iPage=1#FORUM37821"><text:span text:style-name="T1">#</text:span></text:a></text:p>
      <text:p text:style-name="P2">卡韓政變 (153)：韓國瑜，覺悟吧！ <text:line-break/><text:line-break/>陳真 2019. 08. 26. <text:line-break/><text:line-break/><text:line-break/>並不是所有人都是腦殘。你用肚臍想也知道，韓國瑜如果真的那麼爛、那麼無能，那麼草包，那麼智障，那麼偷懶，那麼猥瑣而不堪聞問，那麼不得民心，民進黨應該會很歡迎他代表國民黨出來選總統才對，根本不會有人想要去抹黑他，怎麼可能持續一整年、藍綠人渣總動員每天無時無刻造謠抹黑羞辱之，怕的就是他出來選。 <text:line-break/><text:line-break/>同理，郭、柯、王、朱等人如果那麼強，那麼優秀，那麼讓民進黨害怕，那麼，今天被暗黑勢力萬箭穿心的就是郭、柯、王、朱等人，而不會所有攻擊力道史無前例地全部集中在一個人身上，藍綠人渣有志一同，甚至動用國家機器、情治力量與無數暗黑網軍，每天無時無刻就是硬要瞎掰造謠來抹黑抹黃抹紅韓國瑜；連毫無意義的一大堆無聊小事也要影射、渲染成天大的罪狀 (其實由此更可見韓國瑜之乾淨與正直；要是真有什麼污點，老早一槍斃命)。 <text:line-break/><text:line-break/>而我要說的是：韓國瑜醒一醒吧！輸贏是一回事，認清現實又是另一回事，別再幻想什麼團結國民黨，更不用幻想郭台銘等人 (特別是郭台銘) 會跟你團結；他(們) 只會一路把你往死裏打，事實始終就是如此顯而易見；郭恰恰就是那些抹黑你的人之背後主要勢力之一。這些暗黑勢力，一定會這樣一直搞你搞到最後一刻。 <text:line-break/><text:line-break/>韓國瑜很聰明，我估計他應該也懂得這些基本事實，只是不方便輕易開戰，但也不該假裝得太過火，以後萬一得開戰將不好轉圜。 <text:line-break/><text:line-break/>另一方面，很多支持韓國瑜的人可能就真的很單純了，也許真會相信什麼應該想辦法把郭、王等人拉回來之類的傻話。我跟你說，不可能有這回事，除非重大利益交換。 <text:line-break/><text:line-break/>民進黨始終很團結，自古已然，於今尤烈。這個人渣黨之所以如此團結的原因只有一個，那就是完全奉行分贓政治！任何人只要向人渣黨靠攏，請問哪一個沒有官位？哪一個沒有得到各式各樣的好處？台灣雖小，但總統可以分贓指派的職位至少就有上萬個；再怎麼小咖，只要效忠，都必然有好處可得，有官可做，至少也能當個董事長什麼的，啥事也不用做，坐領高薪。 <text:line-break/><text:line-break/>改革之後的國民黨，之所以不可能團結，恰恰就是因為它不流行分贓政治，而比較重視黨國血統。韓國瑜的出現，等於進一步瓦解了最後的一點黨國利益結構，當然更不可能團結了；黨國權貴們就跟民進黨一樣，只會視你韓國瑜為敵。 <text:line-break/><text:line-break/>韓想要勝選，只有一途，那就是忘記或乾脆拋棄國民黨，訴諸全民，以廣大人民的利益為依歸，別再想什麼黨內團結這類鬼話。我的意思是說，黨內會團結的人自然就會團結，根本不用你來拜託；至於無法團結的，就丟一邊吧，畢竟人民才是你的唯一依靠。 <text:line-break/><text:line-break/>當然，回歸人民依然不一定會贏，但這畢竟才比較有可能激發應有的熱情，回歸應有的是非善惡與正義。否則，每天光看國民黨這些下三濫的權貴包括吳敦義等人私心作祟搞些有的沒的，歹戲拖棚，醜態百出，人民的基本熱情還能經得起多少消耗？遲早得煙消雲散；而這恰恰也是民進黨的唯一目的。 <text:line-break/><text:line-break/>一個沒有人民支持的韓國瑜，其實就跟一個路人甲根本沒兩樣。藍綠人渣們所要做的，就是讓你把力氣耗盡在無窮無盡的抹黑與無謂的黨內團結爛戲之中，從而把你韓國瑜打回路人甲的原形。 <text:line-break/><text:line-break/>聰明如韓國瑜者，理當清楚這一點；因此，該怎麼做就怎麼做，方為上策。至於勝負就不用太在意了，因為在意也沒用。難道你以為低聲下氣裝窩囊，你的敵人就會因此放你一馬？至於假裝台獨，當然也不會有用，反而只會讓原本支持你的人感到受挫，因為那很 "不" 韓國瑜。 <text:line-break/><text:line-break/>韓流之興起，無非也只是因為你的真誠與勇氣以及人民利益至上之初心，而不是聽你開始搞修辭、玩政治、當政客，甚至連幾千億軍購這種對人民極端不利的醜事居然也要力挺，而且還中英文感謝川普呢。這類造假與把戲，其實只是一種政治自殺，因為它傷害了韓流之所以興起的基礎誠信與勇氣；當人民從而喪失了熱情，韓國瑜其實也就一無所有。 <text:line-break/><text:line-break/>台灣人渣政客比蟑螂還多，難道還缺你一個韓國瑜？總之，拿出勇氣來，覺悟吧！該怎麼打就怎麼打，別往政客的方向走。要不就退選算了，讓人渣們互相去狗咬狗也不錯，好歹勝過一再傷害韓流對你韓國瑜的基本信任與熱情。 <text:line-break/><text:line-break/>================ <text:line-break/><text:line-break/>韓國瑜臉書 <text:line-break/><text:line-break/>2019. 08. 25. <text:line-break/><text:line-break/>【黑韓可包容 黑函零容忍】 <text:line-break/><text:line-break/>說真的，每天紅黑黃我韓國瑜到底對國家、對社會到底有什麼幫助？又有什麼意義？ <text:line-break/><text:line-break/>我一直很認真、很誠心而且很努力地，懷抱愛與包容面對所有的攻擊與敵意。但所有的感情和善意都應該是雙向的、互相的。從去年到今天，台灣社會似乎有一群冥頑不靈、習慣陰狠惡毒的人，就是無法對不同陣營的人抱以一丁點的愛與包容，他們的口裡和筆下只有無邊的攻擊和污衊。 <text:line-break/><text:line-break/>這些日子我的人格和家庭都遭到無情、惡質的醜化和鞭撻，現在連大學學歷這種白紙黑字的簡單事實都要造謠抹黑，令人匪夷所思！ <text:line-break/><text:line-break/>日前我在演講時，提到自己夜晚課餘時間打工，有心人士未經查證，空口白話先捏造我是夜間部學生，再指控我夜晚打工是「說謊被抓包」，這樣自編自導的「黑函」行為，實在令我啼笑皆非、亦忍無可忍。 <text:line-break/><text:line-break/>我的愛與包容是出於心、發於誠，既然有些人天生無法領會什麼是愛與包容，那我也不會再浪費我的真心與善意。 <text:line-break/><text:line-break/>我只能透過法律程序來捍衛正義與尊嚴。</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